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peaterJXPathBinding.SimpleRepeaterJXPathBinding( JXPathBindingBuilderBase . CommonAttributes commonAtts , String repeaterId , String repeaterPath , String rowPath , boolean clearOnLoad , boolean deleteIfEmpty , JXPathBindingBase row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RepeaterJXPathBinding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doSave( Widget frmModel , JXPathContext j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Delete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peater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ClearO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